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0"/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1" table:default-cell-style-name="ce2"/>
        <table:table-row table:style-name="ro1">
          <table:table-cell table:number-columns-repeated="2"/>
          <table:table-cell office:value-type="string" calcext:value-type="string">
            <text:p>Lo que se descuenta</text:p>
          </table:table-cell>
          <table:table-cell office:value-type="string" calcext:value-type="string">
            <text:p>Valor sin descuento</text:p>
          </table:table-cell>
          <table:table-cell office:value-type="string" calcext:value-type="string">
            <text:p>Valor a pagar</text:p>
          </table:table-cell>
          <table:table-cell office:value-type="string" calcext:value-type="string">
            <text:p>Cada licencia sale a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" calcext:value-type="float">
            <text:p>2</text:p>
          </table:table-cell>
          <table:table-cell table:formula="of:=((([.A2]*[.B2])*[.B2])/100)" office:value-type="float" office:value="14600" calcext:value-type="float">
            <text:p>14600</text:p>
          </table:table-cell>
          <table:table-cell table:formula="of:=[.A2]*[.B2]" office:value-type="float" office:value="730000" calcext:value-type="float">
            <text:p>730000</text:p>
          </table:table-cell>
          <table:table-cell table:formula="of:=[.D2]-[.C2]" office:value-type="float" office:value="715400" calcext:value-type="float">
            <text:p>715400</text:p>
          </table:table-cell>
          <table:table-cell table:formula="of:=[.E2]/[.B2]" office:value-type="float" office:value="357700" calcext:value-type="float">
            <text:p>357.7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" calcext:value-type="float">
            <text:p>3</text:p>
          </table:table-cell>
          <table:table-cell table:formula="of:=((([.A3]*[.B3])*[.B3])/100)" office:value-type="float" office:value="32850" calcext:value-type="float">
            <text:p>32850</text:p>
          </table:table-cell>
          <table:table-cell table:formula="of:=[.A3]*[.B3]" office:value-type="float" office:value="1095000" calcext:value-type="float">
            <text:p>1095000</text:p>
          </table:table-cell>
          <table:table-cell table:formula="of:=[.D3]-[.C3]" office:value-type="float" office:value="1062150" calcext:value-type="float">
            <text:p>1062150</text:p>
          </table:table-cell>
          <table:table-cell table:formula="of:=[.E3]/[.B3]" office:value-type="float" office:value="354050" calcext:value-type="float">
            <text:p>354.0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" calcext:value-type="float">
            <text:p>4</text:p>
          </table:table-cell>
          <table:table-cell table:formula="of:=((([.A4]*[.B4])*[.B4])/100)" office:value-type="float" office:value="58400" calcext:value-type="float">
            <text:p>58400</text:p>
          </table:table-cell>
          <table:table-cell table:formula="of:=[.A4]*[.B4]" office:value-type="float" office:value="1460000" calcext:value-type="float">
            <text:p>1460000</text:p>
          </table:table-cell>
          <table:table-cell table:formula="of:=[.D4]-[.C4]" office:value-type="float" office:value="1401600" calcext:value-type="float">
            <text:p>1401600</text:p>
          </table:table-cell>
          <table:table-cell table:formula="of:=[.E4]/[.B4]" office:value-type="float" office:value="350400" calcext:value-type="float">
            <text:p>350.4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5" calcext:value-type="float">
            <text:p>5</text:p>
          </table:table-cell>
          <table:table-cell table:formula="of:=((([.A5]*[.B5])*[.B5])/100)" office:value-type="float" office:value="91250" calcext:value-type="float">
            <text:p>91250</text:p>
          </table:table-cell>
          <table:table-cell table:formula="of:=[.A5]*[.B5]" office:value-type="float" office:value="1825000" calcext:value-type="float">
            <text:p>1825000</text:p>
          </table:table-cell>
          <table:table-cell table:formula="of:=[.D5]-[.C5]" office:value-type="float" office:value="1733750" calcext:value-type="float">
            <text:p>1733750</text:p>
          </table:table-cell>
          <table:table-cell table:formula="of:=[.E5]/[.B5]" office:value-type="float" office:value="346750" calcext:value-type="float">
            <text:p>346.7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6" calcext:value-type="float">
            <text:p>6</text:p>
          </table:table-cell>
          <table:table-cell table:formula="of:=((([.A6]*[.B6])*[.B6])/100)" office:value-type="float" office:value="131400" calcext:value-type="float">
            <text:p>131400</text:p>
          </table:table-cell>
          <table:table-cell table:formula="of:=[.A6]*[.B6]" office:value-type="float" office:value="2190000" calcext:value-type="float">
            <text:p>2190000</text:p>
          </table:table-cell>
          <table:table-cell table:formula="of:=[.D6]-[.C6]" office:value-type="float" office:value="2058600" calcext:value-type="float">
            <text:p>2058600</text:p>
          </table:table-cell>
          <table:table-cell table:formula="of:=[.E6]/[.B6]" office:value-type="float" office:value="343100" calcext:value-type="float">
            <text:p>343.1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7" calcext:value-type="float">
            <text:p>7</text:p>
          </table:table-cell>
          <table:table-cell table:formula="of:=((([.A7]*[.B7])*[.B7])/100)" office:value-type="float" office:value="178850" calcext:value-type="float">
            <text:p>178850</text:p>
          </table:table-cell>
          <table:table-cell table:formula="of:=[.A7]*[.B7]" office:value-type="float" office:value="2555000" calcext:value-type="float">
            <text:p>2555000</text:p>
          </table:table-cell>
          <table:table-cell table:formula="of:=[.D7]-[.C7]" office:value-type="float" office:value="2376150" calcext:value-type="float">
            <text:p>2376150</text:p>
          </table:table-cell>
          <table:table-cell table:formula="of:=[.E7]/[.B7]" office:value-type="float" office:value="339450" calcext:value-type="float">
            <text:p>339.4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8" calcext:value-type="float">
            <text:p>8</text:p>
          </table:table-cell>
          <table:table-cell table:formula="of:=((([.A8]*[.B8])*[.B8])/100)" office:value-type="float" office:value="233600" calcext:value-type="float">
            <text:p>233600</text:p>
          </table:table-cell>
          <table:table-cell table:formula="of:=[.A8]*[.B8]" office:value-type="float" office:value="2920000" calcext:value-type="float">
            <text:p>2920000</text:p>
          </table:table-cell>
          <table:table-cell table:formula="of:=[.D8]-[.C8]" office:value-type="float" office:value="2686400" calcext:value-type="float">
            <text:p>2686400</text:p>
          </table:table-cell>
          <table:table-cell table:formula="of:=[.E8]/[.B8]" office:value-type="float" office:value="335800" calcext:value-type="float">
            <text:p>335.8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9" calcext:value-type="float">
            <text:p>9</text:p>
          </table:table-cell>
          <table:table-cell table:formula="of:=((([.A9]*[.B9])*[.B9])/100)" office:value-type="float" office:value="295650" calcext:value-type="float">
            <text:p>295650</text:p>
          </table:table-cell>
          <table:table-cell table:formula="of:=[.A9]*[.B9]" office:value-type="float" office:value="3285000" calcext:value-type="float">
            <text:p>3285000</text:p>
          </table:table-cell>
          <table:table-cell table:formula="of:=[.D9]-[.C9]" office:value-type="float" office:value="2989350" calcext:value-type="float">
            <text:p>2989350</text:p>
          </table:table-cell>
          <table:table-cell table:formula="of:=[.E9]/[.B9]" office:value-type="float" office:value="332150" calcext:value-type="float">
            <text:p>332.1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0" calcext:value-type="float">
            <text:p>10</text:p>
          </table:table-cell>
          <table:table-cell table:formula="of:=((([.A10]*[.B10])*[.B10])/100)" office:value-type="float" office:value="365000" calcext:value-type="float">
            <text:p>365000</text:p>
          </table:table-cell>
          <table:table-cell table:formula="of:=[.A10]*[.B10]" office:value-type="float" office:value="3650000" calcext:value-type="float">
            <text:p>3650000</text:p>
          </table:table-cell>
          <table:table-cell table:formula="of:=[.D10]-[.C10]" office:value-type="float" office:value="3285000" calcext:value-type="float">
            <text:p>3285000</text:p>
          </table:table-cell>
          <table:table-cell table:formula="of:=[.E10]/[.B10]" office:value-type="float" office:value="328500" calcext:value-type="float">
            <text:p>328.5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1" calcext:value-type="float">
            <text:p>11</text:p>
          </table:table-cell>
          <table:table-cell table:formula="of:=((([.A11]*[.B11])*[.B11])/100)" office:value-type="float" office:value="441650" calcext:value-type="float">
            <text:p>441650</text:p>
          </table:table-cell>
          <table:table-cell table:formula="of:=[.A11]*[.B11]" office:value-type="float" office:value="4015000" calcext:value-type="float">
            <text:p>4015000</text:p>
          </table:table-cell>
          <table:table-cell table:formula="of:=[.D11]-[.C11]" office:value-type="float" office:value="3573350" calcext:value-type="float">
            <text:p>3573350</text:p>
          </table:table-cell>
          <table:table-cell table:formula="of:=[.E11]/[.B11]" office:value-type="float" office:value="324850" calcext:value-type="float">
            <text:p>324.8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2" calcext:value-type="float">
            <text:p>12</text:p>
          </table:table-cell>
          <table:table-cell table:formula="of:=((([.A12]*[.B12])*[.B12])/100)" office:value-type="float" office:value="525600" calcext:value-type="float">
            <text:p>525600</text:p>
          </table:table-cell>
          <table:table-cell table:formula="of:=[.A12]*[.B12]" office:value-type="float" office:value="4380000" calcext:value-type="float">
            <text:p>4380000</text:p>
          </table:table-cell>
          <table:table-cell table:formula="of:=[.D12]-[.C12]" office:value-type="float" office:value="3854400" calcext:value-type="float">
            <text:p>3854400</text:p>
          </table:table-cell>
          <table:table-cell table:formula="of:=[.E12]/[.B12]" office:value-type="float" office:value="321200" calcext:value-type="float">
            <text:p>321.2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3" calcext:value-type="float">
            <text:p>13</text:p>
          </table:table-cell>
          <table:table-cell table:formula="of:=((([.A13]*[.B13])*[.B13])/100)" office:value-type="float" office:value="616850" calcext:value-type="float">
            <text:p>616850</text:p>
          </table:table-cell>
          <table:table-cell table:formula="of:=[.A13]*[.B13]" office:value-type="float" office:value="4745000" calcext:value-type="float">
            <text:p>4745000</text:p>
          </table:table-cell>
          <table:table-cell table:formula="of:=[.D13]-[.C13]" office:value-type="float" office:value="4128150" calcext:value-type="float">
            <text:p>4128150</text:p>
          </table:table-cell>
          <table:table-cell table:formula="of:=[.E13]/[.B13]" office:value-type="float" office:value="317550" calcext:value-type="float">
            <text:p>317.5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4" calcext:value-type="float">
            <text:p>14</text:p>
          </table:table-cell>
          <table:table-cell table:formula="of:=((([.A14]*[.B14])*[.B14])/100)" office:value-type="float" office:value="715400" calcext:value-type="float">
            <text:p>715400</text:p>
          </table:table-cell>
          <table:table-cell table:formula="of:=[.A14]*[.B14]" office:value-type="float" office:value="5110000" calcext:value-type="float">
            <text:p>5110000</text:p>
          </table:table-cell>
          <table:table-cell table:formula="of:=[.D14]-[.C14]" office:value-type="float" office:value="4394600" calcext:value-type="float">
            <text:p>4394600</text:p>
          </table:table-cell>
          <table:table-cell table:formula="of:=[.E14]/[.B14]" office:value-type="float" office:value="313900" calcext:value-type="float">
            <text:p>313.9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5" calcext:value-type="float">
            <text:p>15</text:p>
          </table:table-cell>
          <table:table-cell table:formula="of:=((([.A15]*[.B15])*[.B15])/100)" office:value-type="float" office:value="821250" calcext:value-type="float">
            <text:p>821250</text:p>
          </table:table-cell>
          <table:table-cell table:formula="of:=[.A15]*[.B15]" office:value-type="float" office:value="5475000" calcext:value-type="float">
            <text:p>5475000</text:p>
          </table:table-cell>
          <table:table-cell table:formula="of:=[.D15]-[.C15]" office:value-type="float" office:value="4653750" calcext:value-type="float">
            <text:p>4653750</text:p>
          </table:table-cell>
          <table:table-cell table:formula="of:=[.E15]/[.B15]" office:value-type="float" office:value="310250" calcext:value-type="float">
            <text:p>310.2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6" calcext:value-type="float">
            <text:p>16</text:p>
          </table:table-cell>
          <table:table-cell table:formula="of:=((([.A16]*[.B16])*[.B16])/100)" office:value-type="float" office:value="934400" calcext:value-type="float">
            <text:p>934400</text:p>
          </table:table-cell>
          <table:table-cell table:formula="of:=[.A16]*[.B16]" office:value-type="float" office:value="5840000" calcext:value-type="float">
            <text:p>5840000</text:p>
          </table:table-cell>
          <table:table-cell table:formula="of:=[.D16]-[.C16]" office:value-type="float" office:value="4905600" calcext:value-type="float">
            <text:p>4905600</text:p>
          </table:table-cell>
          <table:table-cell table:formula="of:=[.E16]/[.B16]" office:value-type="float" office:value="306600" calcext:value-type="float">
            <text:p>306.6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7" calcext:value-type="float">
            <text:p>17</text:p>
          </table:table-cell>
          <table:table-cell table:formula="of:=((([.A17]*[.B17])*[.B17])/100)" office:value-type="float" office:value="1054850" calcext:value-type="float">
            <text:p>1054850</text:p>
          </table:table-cell>
          <table:table-cell table:formula="of:=[.A17]*[.B17]" office:value-type="float" office:value="6205000" calcext:value-type="float">
            <text:p>6205000</text:p>
          </table:table-cell>
          <table:table-cell table:formula="of:=[.D17]-[.C17]" office:value-type="float" office:value="5150150" calcext:value-type="float">
            <text:p>5150150</text:p>
          </table:table-cell>
          <table:table-cell table:formula="of:=[.E17]/[.B17]" office:value-type="float" office:value="302950" calcext:value-type="float">
            <text:p>302.9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8" calcext:value-type="float">
            <text:p>18</text:p>
          </table:table-cell>
          <table:table-cell table:formula="of:=((([.A18]*[.B18])*[.B18])/100)" office:value-type="float" office:value="1182600" calcext:value-type="float">
            <text:p>1182600</text:p>
          </table:table-cell>
          <table:table-cell table:formula="of:=[.A18]*[.B18]" office:value-type="float" office:value="6570000" calcext:value-type="float">
            <text:p>6570000</text:p>
          </table:table-cell>
          <table:table-cell table:formula="of:=[.D18]-[.C18]" office:value-type="float" office:value="5387400" calcext:value-type="float">
            <text:p>5387400</text:p>
          </table:table-cell>
          <table:table-cell table:formula="of:=[.E18]/[.B18]" office:value-type="float" office:value="299300" calcext:value-type="float">
            <text:p>299.3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9" calcext:value-type="float">
            <text:p>19</text:p>
          </table:table-cell>
          <table:table-cell table:formula="of:=((([.A19]*[.B19])*[.B19])/100)" office:value-type="float" office:value="1317650" calcext:value-type="float">
            <text:p>1317650</text:p>
          </table:table-cell>
          <table:table-cell table:formula="of:=[.A19]*[.B19]" office:value-type="float" office:value="6935000" calcext:value-type="float">
            <text:p>6935000</text:p>
          </table:table-cell>
          <table:table-cell table:formula="of:=[.D19]-[.C19]" office:value-type="float" office:value="5617350" calcext:value-type="float">
            <text:p>5617350</text:p>
          </table:table-cell>
          <table:table-cell table:formula="of:=[.E19]/[.B19]" office:value-type="float" office:value="295650" calcext:value-type="float">
            <text:p>295.6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0" calcext:value-type="float">
            <text:p>20</text:p>
          </table:table-cell>
          <table:table-cell table:formula="of:=((([.A20]*[.B20])*[.B20])/100)" office:value-type="float" office:value="1460000" calcext:value-type="float">
            <text:p>1460000</text:p>
          </table:table-cell>
          <table:table-cell table:formula="of:=[.A20]*[.B20]" office:value-type="float" office:value="7300000" calcext:value-type="float">
            <text:p>7300000</text:p>
          </table:table-cell>
          <table:table-cell table:formula="of:=[.D20]-[.C20]" office:value-type="float" office:value="5840000" calcext:value-type="float">
            <text:p>5840000</text:p>
          </table:table-cell>
          <table:table-cell table:formula="of:=[.E20]/[.B20]" office:value-type="float" office:value="292000" calcext:value-type="float">
            <text:p>292.0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1" calcext:value-type="float">
            <text:p>21</text:p>
          </table:table-cell>
          <table:table-cell table:formula="of:=((([.A21]*[.B21])*[.B21])/100)" office:value-type="float" office:value="1609650" calcext:value-type="float">
            <text:p>1609650</text:p>
          </table:table-cell>
          <table:table-cell table:formula="of:=[.A21]*[.B21]" office:value-type="float" office:value="7665000" calcext:value-type="float">
            <text:p>7665000</text:p>
          </table:table-cell>
          <table:table-cell table:formula="of:=[.D21]-[.C21]" office:value-type="float" office:value="6055350" calcext:value-type="float">
            <text:p>6055350</text:p>
          </table:table-cell>
          <table:table-cell table:formula="of:=[.E21]/[.B21]" office:value-type="float" office:value="288350" calcext:value-type="float">
            <text:p>288.3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2" calcext:value-type="float">
            <text:p>22</text:p>
          </table:table-cell>
          <table:table-cell table:formula="of:=((([.A22]*[.B22])*[.B22])/100)" office:value-type="float" office:value="1766600" calcext:value-type="float">
            <text:p>1766600</text:p>
          </table:table-cell>
          <table:table-cell table:formula="of:=[.A22]*[.B22]" office:value-type="float" office:value="8030000" calcext:value-type="float">
            <text:p>8030000</text:p>
          </table:table-cell>
          <table:table-cell table:formula="of:=[.D22]-[.C22]" office:value-type="float" office:value="6263400" calcext:value-type="float">
            <text:p>6263400</text:p>
          </table:table-cell>
          <table:table-cell table:formula="of:=[.E22]/[.B22]" office:value-type="float" office:value="284700" calcext:value-type="float">
            <text:p>284.7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3" calcext:value-type="float">
            <text:p>23</text:p>
          </table:table-cell>
          <table:table-cell table:formula="of:=((([.A23]*[.B23])*[.B23])/100)" office:value-type="float" office:value="1930850" calcext:value-type="float">
            <text:p>1930850</text:p>
          </table:table-cell>
          <table:table-cell table:formula="of:=[.A23]*[.B23]" office:value-type="float" office:value="8395000" calcext:value-type="float">
            <text:p>8395000</text:p>
          </table:table-cell>
          <table:table-cell table:formula="of:=[.D23]-[.C23]" office:value-type="float" office:value="6464150" calcext:value-type="float">
            <text:p>6464150</text:p>
          </table:table-cell>
          <table:table-cell table:formula="of:=[.E23]/[.B23]" office:value-type="float" office:value="281050" calcext:value-type="float">
            <text:p>281.0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4" calcext:value-type="float">
            <text:p>24</text:p>
          </table:table-cell>
          <table:table-cell table:formula="of:=((([.A24]*[.B24])*[.B24])/100)" office:value-type="float" office:value="2102400" calcext:value-type="float">
            <text:p>2102400</text:p>
          </table:table-cell>
          <table:table-cell table:formula="of:=[.A24]*[.B24]" office:value-type="float" office:value="8760000" calcext:value-type="float">
            <text:p>8760000</text:p>
          </table:table-cell>
          <table:table-cell table:formula="of:=[.D24]-[.C24]" office:value-type="float" office:value="6657600" calcext:value-type="float">
            <text:p>6657600</text:p>
          </table:table-cell>
          <table:table-cell table:formula="of:=[.E24]/[.B24]" office:value-type="float" office:value="277400" calcext:value-type="float">
            <text:p>277.4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5" calcext:value-type="float">
            <text:p>25</text:p>
          </table:table-cell>
          <table:table-cell table:formula="of:=((([.A25]*[.B25])*[.B25])/100)" office:value-type="float" office:value="2281250" calcext:value-type="float">
            <text:p>2281250</text:p>
          </table:table-cell>
          <table:table-cell table:formula="of:=[.A25]*[.B25]" office:value-type="float" office:value="9125000" calcext:value-type="float">
            <text:p>9125000</text:p>
          </table:table-cell>
          <table:table-cell table:formula="of:=[.D25]-[.C25]" office:value-type="float" office:value="6843750" calcext:value-type="float">
            <text:p>6843750</text:p>
          </table:table-cell>
          <table:table-cell table:formula="of:=[.E25]/[.B25]" office:value-type="float" office:value="273750" calcext:value-type="float">
            <text:p>273.7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6" calcext:value-type="float">
            <text:p>26</text:p>
          </table:table-cell>
          <table:table-cell table:formula="of:=((([.A26]*[.B26])*[.B26])/100)" office:value-type="float" office:value="2467400" calcext:value-type="float">
            <text:p>2467400</text:p>
          </table:table-cell>
          <table:table-cell table:formula="of:=[.A26]*[.B26]" office:value-type="float" office:value="9490000" calcext:value-type="float">
            <text:p>9490000</text:p>
          </table:table-cell>
          <table:table-cell table:formula="of:=[.D26]-[.C26]" office:value-type="float" office:value="7022600" calcext:value-type="float">
            <text:p>7022600</text:p>
          </table:table-cell>
          <table:table-cell table:formula="of:=[.E26]/[.B26]" office:value-type="float" office:value="270100" calcext:value-type="float">
            <text:p>270.1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7" calcext:value-type="float">
            <text:p>27</text:p>
          </table:table-cell>
          <table:table-cell table:formula="of:=((([.A27]*[.B27])*[.B27])/100)" office:value-type="float" office:value="2660850" calcext:value-type="float">
            <text:p>2660850</text:p>
          </table:table-cell>
          <table:table-cell table:formula="of:=[.A27]*[.B27]" office:value-type="float" office:value="9855000" calcext:value-type="float">
            <text:p>9855000</text:p>
          </table:table-cell>
          <table:table-cell table:formula="of:=[.D27]-[.C27]" office:value-type="float" office:value="7194150" calcext:value-type="float">
            <text:p>7194150</text:p>
          </table:table-cell>
          <table:table-cell table:formula="of:=[.E27]/[.B27]" office:value-type="float" office:value="266450" calcext:value-type="float">
            <text:p>266.4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8" calcext:value-type="float">
            <text:p>28</text:p>
          </table:table-cell>
          <table:table-cell table:formula="of:=((([.A28]*[.B28])*[.B28])/100)" office:value-type="float" office:value="2861600" calcext:value-type="float">
            <text:p>2861600</text:p>
          </table:table-cell>
          <table:table-cell table:formula="of:=[.A28]*[.B28]" office:value-type="float" office:value="10220000" calcext:value-type="float">
            <text:p>10220000</text:p>
          </table:table-cell>
          <table:table-cell table:formula="of:=[.D28]-[.C28]" office:value-type="float" office:value="7358400" calcext:value-type="float">
            <text:p>7358400</text:p>
          </table:table-cell>
          <table:table-cell table:formula="of:=[.E28]/[.B28]" office:value-type="float" office:value="262800" calcext:value-type="float">
            <text:p>262.8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9" calcext:value-type="float">
            <text:p>29</text:p>
          </table:table-cell>
          <table:table-cell table:formula="of:=((([.A29]*[.B29])*[.B29])/100)" office:value-type="float" office:value="3069650" calcext:value-type="float">
            <text:p>3069650</text:p>
          </table:table-cell>
          <table:table-cell table:formula="of:=[.A29]*[.B29]" office:value-type="float" office:value="10585000" calcext:value-type="float">
            <text:p>10585000</text:p>
          </table:table-cell>
          <table:table-cell table:formula="of:=[.D29]-[.C29]" office:value-type="float" office:value="7515350" calcext:value-type="float">
            <text:p>7515350</text:p>
          </table:table-cell>
          <table:table-cell table:formula="of:=[.E29]/[.B29]" office:value-type="float" office:value="259150" calcext:value-type="float">
            <text:p>259.1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0" calcext:value-type="float">
            <text:p>30</text:p>
          </table:table-cell>
          <table:table-cell table:formula="of:=((([.A30]*[.B30])*[.B30])/100)" office:value-type="float" office:value="3285000" calcext:value-type="float">
            <text:p>3285000</text:p>
          </table:table-cell>
          <table:table-cell table:formula="of:=[.A30]*[.B30]" office:value-type="float" office:value="10950000" calcext:value-type="float">
            <text:p>10950000</text:p>
          </table:table-cell>
          <table:table-cell table:formula="of:=[.D30]-[.C30]" office:value-type="float" office:value="7665000" calcext:value-type="float">
            <text:p>7665000</text:p>
          </table:table-cell>
          <table:table-cell table:formula="of:=[.E30]/[.B30]" office:value-type="float" office:value="255500" calcext:value-type="float">
            <text:p>255.5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1" calcext:value-type="float">
            <text:p>31</text:p>
          </table:table-cell>
          <table:table-cell table:formula="of:=((([.A31]*[.B31])*[.B31])/100)" office:value-type="float" office:value="3507650" calcext:value-type="float">
            <text:p>3507650</text:p>
          </table:table-cell>
          <table:table-cell table:formula="of:=[.A31]*[.B31]" office:value-type="float" office:value="11315000" calcext:value-type="float">
            <text:p>11315000</text:p>
          </table:table-cell>
          <table:table-cell table:formula="of:=[.D31]-[.C31]" office:value-type="float" office:value="7807350" calcext:value-type="float">
            <text:p>7807350</text:p>
          </table:table-cell>
          <table:table-cell table:formula="of:=[.E31]/[.B31]" office:value-type="float" office:value="251850" calcext:value-type="float">
            <text:p>251.8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2" calcext:value-type="float">
            <text:p>32</text:p>
          </table:table-cell>
          <table:table-cell table:formula="of:=((([.A32]*[.B32])*[.B32])/100)" office:value-type="float" office:value="3737600" calcext:value-type="float">
            <text:p>3737600</text:p>
          </table:table-cell>
          <table:table-cell table:formula="of:=[.A32]*[.B32]" office:value-type="float" office:value="11680000" calcext:value-type="float">
            <text:p>11680000</text:p>
          </table:table-cell>
          <table:table-cell table:formula="of:=[.D32]-[.C32]" office:value-type="float" office:value="7942400" calcext:value-type="float">
            <text:p>7942400</text:p>
          </table:table-cell>
          <table:table-cell table:formula="of:=[.E32]/[.B32]" office:value-type="float" office:value="248200" calcext:value-type="float">
            <text:p>248.2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3" calcext:value-type="float">
            <text:p>33</text:p>
          </table:table-cell>
          <table:table-cell table:formula="of:=((([.A33]*[.B33])*[.B33])/100)" office:value-type="float" office:value="3974850" calcext:value-type="float">
            <text:p>3974850</text:p>
          </table:table-cell>
          <table:table-cell table:formula="of:=[.A33]*[.B33]" office:value-type="float" office:value="12045000" calcext:value-type="float">
            <text:p>12045000</text:p>
          </table:table-cell>
          <table:table-cell table:formula="of:=[.D33]-[.C33]" office:value-type="float" office:value="8070150" calcext:value-type="float">
            <text:p>8070150</text:p>
          </table:table-cell>
          <table:table-cell table:formula="of:=[.E33]/[.B33]" office:value-type="float" office:value="244550" calcext:value-type="float">
            <text:p>244.5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4" calcext:value-type="float">
            <text:p>34</text:p>
          </table:table-cell>
          <table:table-cell table:formula="of:=((([.A34]*[.B34])*[.B34])/100)" office:value-type="float" office:value="4219400" calcext:value-type="float">
            <text:p>4219400</text:p>
          </table:table-cell>
          <table:table-cell table:formula="of:=[.A34]*[.B34]" office:value-type="float" office:value="12410000" calcext:value-type="float">
            <text:p>12410000</text:p>
          </table:table-cell>
          <table:table-cell table:formula="of:=[.D34]-[.C34]" office:value-type="float" office:value="8190600" calcext:value-type="float">
            <text:p>8190600</text:p>
          </table:table-cell>
          <table:table-cell table:formula="of:=[.E34]/[.B34]" office:value-type="float" office:value="240900" calcext:value-type="float">
            <text:p>240.9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5" calcext:value-type="float">
            <text:p>35</text:p>
          </table:table-cell>
          <table:table-cell table:formula="of:=((([.A35]*[.B35])*[.B35])/100)" office:value-type="float" office:value="4471250" calcext:value-type="float">
            <text:p>4471250</text:p>
          </table:table-cell>
          <table:table-cell table:formula="of:=[.A35]*[.B35]" office:value-type="float" office:value="12775000" calcext:value-type="float">
            <text:p>12775000</text:p>
          </table:table-cell>
          <table:table-cell table:formula="of:=[.D35]-[.C35]" office:value-type="float" office:value="8303750" calcext:value-type="float">
            <text:p>8303750</text:p>
          </table:table-cell>
          <table:table-cell table:formula="of:=[.E35]/[.B35]" office:value-type="float" office:value="237250" calcext:value-type="float">
            <text:p>237.2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6" calcext:value-type="float">
            <text:p>36</text:p>
          </table:table-cell>
          <table:table-cell table:formula="of:=((([.A36]*[.B36])*[.B36])/100)" office:value-type="float" office:value="4730400" calcext:value-type="float">
            <text:p>4730400</text:p>
          </table:table-cell>
          <table:table-cell table:formula="of:=[.A36]*[.B36]" office:value-type="float" office:value="13140000" calcext:value-type="float">
            <text:p>13140000</text:p>
          </table:table-cell>
          <table:table-cell table:formula="of:=[.D36]-[.C36]" office:value-type="float" office:value="8409600" calcext:value-type="float">
            <text:p>8409600</text:p>
          </table:table-cell>
          <table:table-cell table:formula="of:=[.E36]/[.B36]" office:value-type="float" office:value="233600" calcext:value-type="float">
            <text:p>233.6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7" calcext:value-type="float">
            <text:p>37</text:p>
          </table:table-cell>
          <table:table-cell table:formula="of:=((([.A37]*[.B37])*[.B37])/100)" office:value-type="float" office:value="4996850" calcext:value-type="float">
            <text:p>4996850</text:p>
          </table:table-cell>
          <table:table-cell table:formula="of:=[.A37]*[.B37]" office:value-type="float" office:value="13505000" calcext:value-type="float">
            <text:p>13505000</text:p>
          </table:table-cell>
          <table:table-cell table:formula="of:=[.D37]-[.C37]" office:value-type="float" office:value="8508150" calcext:value-type="float">
            <text:p>8508150</text:p>
          </table:table-cell>
          <table:table-cell table:formula="of:=[.E37]/[.B37]" office:value-type="float" office:value="229950" calcext:value-type="float">
            <text:p>229.9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8" calcext:value-type="float">
            <text:p>38</text:p>
          </table:table-cell>
          <table:table-cell table:formula="of:=((([.A38]*[.B38])*[.B38])/100)" office:value-type="float" office:value="5270600" calcext:value-type="float">
            <text:p>5270600</text:p>
          </table:table-cell>
          <table:table-cell table:formula="of:=[.A38]*[.B38]" office:value-type="float" office:value="13870000" calcext:value-type="float">
            <text:p>13870000</text:p>
          </table:table-cell>
          <table:table-cell table:formula="of:=[.D38]-[.C38]" office:value-type="float" office:value="8599400" calcext:value-type="float">
            <text:p>8599400</text:p>
          </table:table-cell>
          <table:table-cell table:formula="of:=[.E38]/[.B38]" office:value-type="float" office:value="226300" calcext:value-type="float">
            <text:p>226.3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9" calcext:value-type="float">
            <text:p>39</text:p>
          </table:table-cell>
          <table:table-cell table:formula="of:=((([.A39]*[.B39])*[.B39])/100)" office:value-type="float" office:value="5551650" calcext:value-type="float">
            <text:p>5551650</text:p>
          </table:table-cell>
          <table:table-cell table:formula="of:=[.A39]*[.B39]" office:value-type="float" office:value="14235000" calcext:value-type="float">
            <text:p>14235000</text:p>
          </table:table-cell>
          <table:table-cell table:formula="of:=[.D39]-[.C39]" office:value-type="float" office:value="8683350" calcext:value-type="float">
            <text:p>8683350</text:p>
          </table:table-cell>
          <table:table-cell table:formula="of:=[.E39]/[.B39]" office:value-type="float" office:value="222650" calcext:value-type="float">
            <text:p>222.6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0" calcext:value-type="float">
            <text:p>40</text:p>
          </table:table-cell>
          <table:table-cell table:formula="of:=((([.A40]*[.B40])*[.B40])/100)" office:value-type="float" office:value="5840000" calcext:value-type="float">
            <text:p>5840000</text:p>
          </table:table-cell>
          <table:table-cell table:formula="of:=[.A40]*[.B40]" office:value-type="float" office:value="14600000" calcext:value-type="float">
            <text:p>14600000</text:p>
          </table:table-cell>
          <table:table-cell table:formula="of:=[.D40]-[.C40]" office:value-type="float" office:value="8760000" calcext:value-type="float">
            <text:p>8760000</text:p>
          </table:table-cell>
          <table:table-cell table:formula="of:=[.E40]/[.B40]" office:value-type="float" office:value="219000" calcext:value-type="float">
            <text:p>219.0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1" calcext:value-type="float">
            <text:p>41</text:p>
          </table:table-cell>
          <table:table-cell table:formula="of:=((([.A41]*[.B41])*[.B41])/100)" office:value-type="float" office:value="6135650" calcext:value-type="float">
            <text:p>6135650</text:p>
          </table:table-cell>
          <table:table-cell table:formula="of:=[.A41]*[.B41]" office:value-type="float" office:value="14965000" calcext:value-type="float">
            <text:p>14965000</text:p>
          </table:table-cell>
          <table:table-cell table:formula="of:=[.D41]-[.C41]" office:value-type="float" office:value="8829350" calcext:value-type="float">
            <text:p>8829350</text:p>
          </table:table-cell>
          <table:table-cell table:formula="of:=[.E41]/[.B41]" office:value-type="float" office:value="215350" calcext:value-type="float">
            <text:p>215.3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2" calcext:value-type="float">
            <text:p>42</text:p>
          </table:table-cell>
          <table:table-cell table:formula="of:=((([.A42]*[.B42])*[.B42])/100)" office:value-type="float" office:value="6438600" calcext:value-type="float">
            <text:p>6438600</text:p>
          </table:table-cell>
          <table:table-cell table:formula="of:=[.A42]*[.B42]" office:value-type="float" office:value="15330000" calcext:value-type="float">
            <text:p>15330000</text:p>
          </table:table-cell>
          <table:table-cell table:formula="of:=[.D42]-[.C42]" office:value-type="float" office:value="8891400" calcext:value-type="float">
            <text:p>8891400</text:p>
          </table:table-cell>
          <table:table-cell table:formula="of:=[.E42]/[.B42]" office:value-type="float" office:value="211700" calcext:value-type="float">
            <text:p>211.7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3" calcext:value-type="float">
            <text:p>43</text:p>
          </table:table-cell>
          <table:table-cell table:formula="of:=((([.A43]*[.B43])*[.B43])/100)" office:value-type="float" office:value="6748850" calcext:value-type="float">
            <text:p>6748850</text:p>
          </table:table-cell>
          <table:table-cell table:formula="of:=[.A43]*[.B43]" office:value-type="float" office:value="15695000" calcext:value-type="float">
            <text:p>15695000</text:p>
          </table:table-cell>
          <table:table-cell table:formula="of:=[.D43]-[.C43]" office:value-type="float" office:value="8946150" calcext:value-type="float">
            <text:p>8946150</text:p>
          </table:table-cell>
          <table:table-cell table:formula="of:=[.E43]/[.B43]" office:value-type="float" office:value="208050" calcext:value-type="float">
            <text:p>208.0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4" calcext:value-type="float">
            <text:p>44</text:p>
          </table:table-cell>
          <table:table-cell table:formula="of:=((([.A44]*[.B44])*[.B44])/100)" office:value-type="float" office:value="7066400" calcext:value-type="float">
            <text:p>7066400</text:p>
          </table:table-cell>
          <table:table-cell table:formula="of:=[.A44]*[.B44]" office:value-type="float" office:value="16060000" calcext:value-type="float">
            <text:p>16060000</text:p>
          </table:table-cell>
          <table:table-cell table:formula="of:=[.D44]-[.C44]" office:value-type="float" office:value="8993600" calcext:value-type="float">
            <text:p>8993600</text:p>
          </table:table-cell>
          <table:table-cell table:formula="of:=[.E44]/[.B44]" office:value-type="float" office:value="204400" calcext:value-type="float">
            <text:p>204.4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5" calcext:value-type="float">
            <text:p>45</text:p>
          </table:table-cell>
          <table:table-cell table:formula="of:=((([.A45]*[.B45])*[.B45])/100)" office:value-type="float" office:value="7391250" calcext:value-type="float">
            <text:p>7391250</text:p>
          </table:table-cell>
          <table:table-cell table:formula="of:=[.A45]*[.B45]" office:value-type="float" office:value="16425000" calcext:value-type="float">
            <text:p>16425000</text:p>
          </table:table-cell>
          <table:table-cell table:formula="of:=[.D45]-[.C45]" office:value-type="float" office:value="9033750" calcext:value-type="float">
            <text:p>9033750</text:p>
          </table:table-cell>
          <table:table-cell table:formula="of:=[.E45]/[.B45]" office:value-type="float" office:value="200750" calcext:value-type="float">
            <text:p>200.7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6" calcext:value-type="float">
            <text:p>46</text:p>
          </table:table-cell>
          <table:table-cell table:formula="of:=((([.A46]*[.B46])*[.B46])/100)" office:value-type="float" office:value="7723400" calcext:value-type="float">
            <text:p>7723400</text:p>
          </table:table-cell>
          <table:table-cell table:formula="of:=[.A46]*[.B46]" office:value-type="float" office:value="16790000" calcext:value-type="float">
            <text:p>16790000</text:p>
          </table:table-cell>
          <table:table-cell table:formula="of:=[.D46]-[.C46]" office:value-type="float" office:value="9066600" calcext:value-type="float">
            <text:p>9066600</text:p>
          </table:table-cell>
          <table:table-cell table:formula="of:=[.E46]/[.B46]" office:value-type="float" office:value="197100" calcext:value-type="float">
            <text:p>197.1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7" calcext:value-type="float">
            <text:p>47</text:p>
          </table:table-cell>
          <table:table-cell table:formula="of:=((([.A47]*[.B47])*[.B47])/100)" office:value-type="float" office:value="8062850" calcext:value-type="float">
            <text:p>8062850</text:p>
          </table:table-cell>
          <table:table-cell table:formula="of:=[.A47]*[.B47]" office:value-type="float" office:value="17155000" calcext:value-type="float">
            <text:p>17155000</text:p>
          </table:table-cell>
          <table:table-cell table:formula="of:=[.D47]-[.C47]" office:value-type="float" office:value="9092150" calcext:value-type="float">
            <text:p>9092150</text:p>
          </table:table-cell>
          <table:table-cell table:formula="of:=[.E47]/[.B47]" office:value-type="float" office:value="193450" calcext:value-type="float">
            <text:p>193.4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8" calcext:value-type="float">
            <text:p>48</text:p>
          </table:table-cell>
          <table:table-cell table:formula="of:=((([.A48]*[.B48])*[.B48])/100)" office:value-type="float" office:value="8409600" calcext:value-type="float">
            <text:p>8409600</text:p>
          </table:table-cell>
          <table:table-cell table:formula="of:=[.A48]*[.B48]" office:value-type="float" office:value="17520000" calcext:value-type="float">
            <text:p>17520000</text:p>
          </table:table-cell>
          <table:table-cell table:formula="of:=[.D48]-[.C48]" office:value-type="float" office:value="9110400" calcext:value-type="float">
            <text:p>9110400</text:p>
          </table:table-cell>
          <table:table-cell table:formula="of:=[.E48]/[.B48]" office:value-type="float" office:value="189800" calcext:value-type="float">
            <text:p>189.80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49" calcext:value-type="float">
            <text:p>49</text:p>
          </table:table-cell>
          <table:table-cell table:formula="of:=((([.A49]*[.B49])*[.B49])/100)" office:value-type="float" office:value="8763650" calcext:value-type="float">
            <text:p>8763650</text:p>
          </table:table-cell>
          <table:table-cell table:formula="of:=[.A49]*[.B49]" office:value-type="float" office:value="17885000" calcext:value-type="float">
            <text:p>17885000</text:p>
          </table:table-cell>
          <table:table-cell table:formula="of:=[.D49]-[.C49]" office:value-type="float" office:value="9121350" calcext:value-type="float">
            <text:p>9121350</text:p>
          </table:table-cell>
          <table:table-cell table:formula="of:=[.E49]/[.B49]" office:value-type="float" office:value="186150" calcext:value-type="float">
            <text:p>186.150</text:p>
          </table:table-cell>
          <table:table-cell/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50" calcext:value-type="float">
            <text:p>50</text:p>
          </table:table-cell>
          <table:table-cell table:formula="of:=((([.A50]*[.B50])*[.B50])/100)" office:value-type="float" office:value="9125000" calcext:value-type="float">
            <text:p>9125000</text:p>
          </table:table-cell>
          <table:table-cell table:formula="of:=[.A50]*[.B50]" office:value-type="float" office:value="18250000" calcext:value-type="float">
            <text:p>18250000</text:p>
          </table:table-cell>
          <table:table-cell table:formula="of:=[.D50]-[.C50]" office:value-type="float" office:value="9125000" calcext:value-type="float">
            <text:p>9125000</text:p>
          </table:table-cell>
          <table:table-cell table:formula="of:=[.E50]/[.B50]" office:value-type="float" office:value="182500" calcext:value-type="float">
            <text:p>182.500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COP</number:currency-symbol>
    </number:currency-style>
    <number:currency-style style:name="N106">
      <number:text>-</number:text>
      <number:number number:decimal-places="2" number:min-integer-digits="1" number:grouping="true"/>
      <number:text> </number:text>
      <number:currency-symbol>COP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eison </meta:initial-creator>
    <meta:creation-date>2017-01-29T17:21:16.648900386</meta:creation-date>
    <dc:date>2017-01-29T18:54:26.321120844</dc:date>
    <dc:creator>jheison </dc:creator>
    <meta:editing-duration>PT30M48S</meta:editing-duration>
    <meta:editing-cycles>1</meta:editing-cycles>
    <meta:document-statistic meta:table-count="1" meta:cell-count="348" meta:object-count="0"/>
    <meta:generator>LibreOffice/4.4.3.2$Linux_X86_64 LibreOffice_project/40m0$Build-2</meta:generator>
  </office:meta>
</office:document-meta>
</file>